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54in" style:rel-column-width="2427*"/>
    </style:style>
    <style:style style:name="Table1.B" style:family="table-column">
      <style:table-column-properties style:column-width="1.4444in" style:rel-column-width="2080*"/>
    </style:style>
    <style:style style:name="Table1.C" style:family="table-column">
      <style:table-column-properties style:column-width="0.6847in" style:rel-column-width="986*"/>
    </style:style>
    <style:style style:name="Table1.D" style:family="table-column">
      <style:table-column-properties style:column-width="2.1854in" style:rel-column-width="3147*"/>
    </style:style>
    <style:style style:name="Table1.E" style:family="table-column">
      <style:table-column-properties style:column-width="0.925in" style:rel-column-width="13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Standard">
      <style:text-properties officeooo:rsid="00136b4a" officeooo:paragraph-rsid="00136b4a"/>
    </style:style>
    <style:style style:name="P5" style:family="paragraph" style:parent-style-name="Table_20_Contents">
      <style:text-properties officeooo:rsid="001a2905" officeooo:paragraph-rsid="001a2905"/>
    </style:style>
    <style:style style:name="P6" style:family="paragraph" style:parent-style-name="Table_20_Contents">
      <style:text-properties officeooo:rsid="00173771" officeooo:paragraph-rsid="00173771"/>
    </style:style>
    <style:style style:name="T1" style:family="text">
      <style:text-properties officeooo:rsid="001a2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s repor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5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5">Austin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1-28T22:33:32.856610050</dc:date>
    <meta:editing-duration>PT12M3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54" meta:character-count="276" meta:non-whitespace-character-count="257"/>
  </office:meta>
</office:document-meta>
</file>